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officeooo:paragraph-rsid="001ba4a0"/>
    </style:style>
    <style:style style:name="P2" style:family="paragraph" style:parent-style-name="Standard">
      <style:paragraph-properties fo:text-align="start" style:justify-single-word="false"/>
      <style:text-properties style:font-name="Liberation Sans" fo:font-weight="bold" officeooo:rsid="0017b982" officeooo:paragraph-rsid="001ba4a0" style:font-weight-asian="bold" style:font-weight-complex="bold"/>
    </style:style>
    <style:style style:name="P3" style:family="paragraph" style:parent-style-name="Standard">
      <style:paragraph-properties fo:text-align="start" style:justify-single-word="false"/>
      <style:text-properties style:font-name="Liberation Sans" fo:font-weight="normal" officeooo:rsid="0017b982" officeooo:paragraph-rsid="001ba4a0" style:font-weight-asian="normal" style:font-weight-complex="normal"/>
    </style:style>
    <style:style style:name="P4" style:family="paragraph" style:parent-style-name="Standard">
      <style:paragraph-properties fo:text-align="start" style:justify-single-word="false"/>
      <style:text-properties style:font-name="Liberation Sans" fo:font-weight="normal" officeooo:rsid="001ba4a0" officeooo:paragraph-rsid="001ba4a0" style:font-weight-asian="normal" style:font-weight-complex="normal"/>
    </style:style>
    <style:style style:name="P5" style:family="paragraph" style:parent-style-name="Standard">
      <style:text-properties officeooo:paragraph-rsid="001ba4a0"/>
    </style:style>
    <style:style style:name="P6" style:family="paragraph" style:parent-style-name="Standard">
      <style:paragraph-properties fo:text-align="start" style:justify-single-word="false" fo:break-before="page"/>
      <style:text-properties style:font-name="Liberation Sans" fo:font-size="16pt" fo:font-weight="bold" officeooo:rsid="0017b982" officeooo:paragraph-rsid="001ba4a0" style:font-size-asian="16pt" style:font-weight-asian="bold" style:font-size-complex="16pt" style:font-weight-complex="bold"/>
    </style:style>
    <style:style style:name="P7" style:family="paragraph" style:parent-style-name="Standard">
      <style:paragraph-properties fo:text-align="start" style:justify-single-word="false" fo:break-before="page"/>
      <style:text-properties style:font-name="Liberation Sans" fo:font-size="10pt" fo:font-weight="normal" officeooo:rsid="001cf93a" officeooo:paragraph-rsid="001cf93a" style:font-size-asian="10pt" style:font-weight-asian="normal" style:font-size-complex="10pt" style:font-weight-complex="normal"/>
    </style:style>
    <style:style style:name="P8" style:family="paragraph" style:parent-style-name="Standard">
      <style:paragraph-properties fo:text-align="start" style:justify-single-word="false"/>
      <style:text-properties style:font-name="Liberation Sans" fo:font-size="10pt" fo:font-weight="normal" officeooo:rsid="001cf93a" officeooo:paragraph-rsid="001cf93a" style:font-size-asian="10pt" style:font-weight-asian="normal" style:font-size-complex="10pt" style:font-weight-complex="normal"/>
    </style:style>
    <style:style style:name="T1" style:family="text">
      <style:text-properties officeooo:rsid="001ba4a0"/>
    </style:style>
    <style:style style:name="T2" style:family="text">
      <style:text-properties officeooo:rsid="001cc33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William McDonald</text:p>
      <text:p text:style-name="P1">20418145</text:p>
      <text:p text:style-name="P1">wmcdonal</text:p>
      <text:p text:style-name="P1"/>
      <text:p text:style-name="P1"/>
      <text:p text:style-name="P1"/>
      <text:p text:style-name="P1"/>
      <text:p text:style-name="P1"/>
      <text:p text:style-name="P1"/>
      <text:p text:style-name="P1"/>
      <text:p text:style-name="P1"/>
      <text:p text:style-name="P1">CS 488 Assignment <text:span text:style-name="T1">4</text:span></text:p>
      <text:p text:style-name="P6">Manual</text:p>
      <text:p text:style-name="P2"/>
      <text:p text:style-name="P4">The DAG is not flattened into a tree structure in this ray tracer.</text:p>
      <text:p text:style-name="P4"/>
      <text:p text:style-name="P4">The extra feature is antialiasing via supersampling. <text:span text:style-name="T2">A supersampling rate over both x and y can be defined (e.g. 3x3). <text:s/>Each pixel of the image is averaged over that many sub-pixels. <text:s/>This is implemented by increasing the “nx” and “ny” parameters to the ray tracer (“screen size”), and then dividing the resulting colour of each “pixel” by the product of the supersampling parameters. The pixels are then inserted into the properly sized image by performing integer division by the supersampling rates.</text:span></text:p>
      <text:p text:style-name="P3"/>
      <text:p text:style-name="P4">The unique scene demonstrates the hierarchy through reusing a fractal sphere. It includes a scaled buckyball to demonstrate the mesh, and a cube for good measure.</text:p>
      <text:p text:style-name="P7">sum is: /usr/bin/sum</text:p>
      <text:p text:style-name="P8"></text:p>
      <text:p text:style-name="P8"></text:p>
      <text:p text:style-name="P8">2015-06-24 02:51 <text:s text:c="6"/>Checksum for A4 for wmcdonal on gl15 <text:s text:c="6"/>Page 1</text:p>
      <text:p text:style-name="P8"></text:p>
      <text:p text:style-name="P8"></text:p>
      <text:p text:style-name="P8">A4:</text:p>
      <text:p text:style-name="P8">total 1560</text:p>
      <text:p text:style-name="P8"><text:s/>25861650 drwxrwxr-x 2 wmcdonal wmcdonald <text:s text:c="2"/>8192 Jun 24 02:51 src/</text:p>
      <text:p text:style-name="P8"><text:s/>25861631 drwxrwxr-x 4 wmcdonal wmcdonald <text:s text:c="2"/>4096 Jun 24 02:49 ./</text:p>
      <text:p text:style-name="P8"><text:s/>95594244 -rwxr-xr-x 1 wmcdonal wmcdonald <text:s text:c="2"/>1532 Jun 24 02:49 README*</text:p>
      <text:p text:style-name="P8"><text:s/>68832776 -rw-r--r-- 1 wmcdonal wmcdonald 190326 Jun 24 02:48 screenshot01.png</text:p>
      <text:p text:style-name="P8"><text:s/>25861632 drwxrwxr-x 2 wmcdonal wmcdonald <text:s text:c="2"/>4096 Jun 24 02:47 data/</text:p>
      <text:p text:style-name="P8">129680451 drwxrwx--- 7 wmcdonal cs488 <text:s text:c="6"/>4096 Jun 24 02:46 ../</text:p>
      <text:p text:style-name="P8"><text:s/>68832773 -rwxr-xr-x 1 wmcdonal wmcdonald 681199 Jun 24 02:43 rt_antialias*</text:p>
      <text:p text:style-name="P8"><text:s/>68832772 -rwxr-xr-x 1 wmcdonal wmcdonald 681199 Jun 24 02:43 rt*</text:p>
      <text:p text:style-name="P8"></text:p>
      <text:p text:style-name="P8">A4/src:</text:p>
      <text:p text:style-name="P8">total 216</text:p>
      <text:p text:style-name="P8"><text:s/>25861650 drwxrwxr-x 2 wmcdonal wmcdonald <text:s/>8192 Jun 24 02:51 ./</text:p>
      <text:p text:style-name="P8"><text:s/>25861631 drwxrwxr-x 4 wmcdonal wmcdonald <text:s/>4096 Jun 24 02:49 ../</text:p>
      <text:p text:style-name="P8"><text:s/>70988537 -rw-r--r-- 1 wmcdonal wmcdonald <text:s text:c="2"/>301 Jun 24 02:29 xform.hpp</text:p>
      <text:p text:style-name="P8"><text:s/>70988536 -rw-r--r-- 1 wmcdonal wmcdonald <text:s/>1201 Jun 24 02:29 xform.cpp</text:p>
      <text:p text:style-name="P8">105293837 -rw-r--r-- 1 wmcdonal wmcdonald <text:s text:c="2"/>306 Jun 24 02:29 ViewConfig.hpp</text:p>
      <text:p text:style-name="P8">105293836 -rw-r--r-- 1 wmcdonal wmcdonald <text:s text:c="2"/>386 Jun 24 02:29 Ray.hpp</text:p>
      <text:p text:style-name="P8">105293834 -rw-r--r-- 1 wmcdonal wmcdonald <text:s text:c="2"/>298 Jun 24 02:29 PixelTransformer.hpp</text:p>
      <text:p text:style-name="P8">105293833 -rw-r--r-- 1 wmcdonal wmcdonald <text:s/>1525 Jun 24 02:29 PixelTransformer.cpp</text:p>
      <text:p text:style-name="P8">105293832 -rw-r--r-- 1 wmcdonal wmcdonald <text:s text:c="2"/>948 Jun 24 02:29 HitRecord.hpp</text:p>
      <text:p text:style-name="P8">105293831 -rw-r--r-- 1 wmcdonal wmcdonald <text:s text:c="2"/>245 Jun 24 02:29 HitRecord.cpp</text:p>
      <text:p text:style-name="P8"><text:s/>27312557 -rw-r--r-- 1 wmcdonal wmcdonald <text:s text:c="4"/>9 Jun 24 02:29 .gitignore</text:p>
      <text:p text:style-name="P8"><text:s/>27312556 -rw-r--r-- 1 wmcdonal wmcdonald <text:s text:c="2"/>136 Jun 24 02:29 scene_lua.hpp</text:p>
      <text:p text:style-name="P8"><text:s/>27312555 -rw-r--r-- 1 wmcdonal wmcdonald 15958 Jun 24 02:29 scene_lua.cpp</text:p>
      <text:p text:style-name="P8"><text:s/>27312554 -rw-r--r-- 1 wmcdonal wmcdonald <text:s/>2371 Jun 24 02:29 scene.hpp</text:p>
      <text:p text:style-name="P8"><text:s/>27312553 -rw-r--r-- 1 wmcdonal wmcdonald <text:s/>2610 Jun 24 02:29 scene.cpp</text:p>
      <text:p text:style-name="P8"><text:s/>27312552 -rw-r--r-- 1 wmcdonal wmcdonald <text:s/>1815 Jun 24 02:29 primitive.hpp</text:p>
      <text:p text:style-name="P8"><text:s/>27312551 -rw-r--r-- 1 wmcdonal wmcdonald <text:s/>5228 Jun 24 02:29 primitive.cpp</text:p>
      <text:p text:style-name="P8"><text:s/>27312550 -rw-r--r-- 1 wmcdonal wmcdonald <text:s text:c="2"/>966 Jun 24 02:29 polyroots.hpp</text:p>
      <text:p text:style-name="P8"><text:s/>27312549 -rw-r--r-- 1 wmcdonal wmcdonald 47780 Jun 24 02:29 polyroots.cpp</text:p>
      <text:p text:style-name="P8"><text:s/>27312548 -rw-r--r-- 1 wmcdonal wmcdonald <text:s/>1024 Jun 24 02:29 mesh.hpp</text:p>
      <text:p text:style-name="P8"><text:s/>27312547 -rw-r--r-- 1 wmcdonal wmcdonald <text:s/>4324 Jun 24 02:29 mesh.cpp</text:p>
      <text:p text:style-name="P8"><text:s/>27312546 -rw-r--r-- 1 wmcdonal wmcdonald <text:s text:c="2"/>791 Jun 24 02:29 material.hpp</text:p>
      <text:p text:style-name="P8"><text:s/>27312545 -rw-r--r-- 1 wmcdonal wmcdonald <text:s/>1008 Jun 24 02:29 material.cpp</text:p>
      <text:p text:style-name="P8"><text:s/>27312544 -rw-r--r-- 1 wmcdonal wmcdonald <text:s text:c="2"/>276 Jun 24 02:29 main.cpp</text:p>
      <text:p text:style-name="P8"><text:s/>27312543 -rw-r--r-- 1 wmcdonal wmcdonald <text:s text:c="2"/>170 Jun 24 02:29 lua488.hpp</text:p>
      <text:p text:style-name="P8"><text:s/>27312542 -rw-r--r-- 1 wmcdonal wmcdonald <text:s text:c="2"/>242 Jun 24 02:29 light.hpp</text:p>
      <text:p text:style-name="P8"><text:s/>27312541 -rw-r--r-- 1 wmcdonal wmcdonald <text:s text:c="2"/>409 Jun 24 02:29 light.cpp</text:p>
      <text:p text:style-name="P8"><text:s/>27312540 -rw-r--r-- 1 wmcdonal wmcdonald <text:s/>1740 Jun 24 02:29 image.hpp</text:p>
      <text:p text:style-name="P8"><text:s/>27312539 -rw-r--r-- 1 wmcdonal wmcdonald <text:s/>6056 Jun 24 02:29 image.cpp</text:p>
      <text:p text:style-name="P8"><text:s/>27312538 -rw-r--r-- 1 wmcdonal wmcdonald 10006 Jun 24 02:29 algebra.hpp</text:p>
      <text:p text:style-name="P8"><text:s/>27312537 -rw-r--r-- 1 wmcdonal wmcdonald <text:s/>3622 Jun 24 02:29 algebra.cpp</text:p>
      <text:p text:style-name="P8"><text:s/>95233476 -rw-r--r-- 1 wmcdonal wmcdonald <text:s text:c="2"/>752 Jun 24 02:29 a4.hpp</text:p>
      <text:p text:style-name="P8"><text:s/>95233475 -rw-r--r-- 1 wmcdonal wmcdonald <text:s/>3322 Jun 24 02:29 a4.cpp</text:p>
      <text:p text:style-name="P8"><text:s/>25861651 -rw-r--r-- 1 wmcdonal wmcdonald <text:s text:c="2"/>663 Jun 24 02:29 Makefile</text:p>
      <text:p text:style-name="P8"></text:p>
      <text:p text:style-name="P8">A4/data:</text:p>
      <text:p text:style-name="P8">total 1072</text:p>
      <text:p text:style-name="P8"><text:s/>25861631 drwxrwxr-x 4 wmcdonal wmcdonald <text:s text:c="2"/>4096 Jun 24 02:49 ../</text:p>
      <text:p text:style-name="P8"><text:s/>25861632 drwxrwxr-x 2 wmcdonal wmcdonald <text:s text:c="2"/>4096 Jun 24 02:47 ./</text:p>
      <text:p text:style-name="P8">107820547 -rw-r--r-- 1 wmcdonal wmcdonald <text:s text:c="2"/>2600 Jun 24 02:44 sample.lua</text:p>
      <text:p text:style-name="P8"><text:soft-page-break/><text:s/>25861648 -rw-r--r-- 1 wmcdonal wmcdonald <text:s/>36395 Jun 24 02:42 simple-cows.png</text:p>
      <text:p text:style-name="P8"><text:s/>25861646 -rw-r--r-- 1 wmcdonal wmcdonald <text:s/>49565 Jun 24 02:37 simple-cows-antialias.png</text:p>
      <text:p text:style-name="P8"><text:s/>25861639 -rw-r--r-- 1 wmcdonal wmcdonald 137262 Jun 24 02:36 sample.png</text:p>
      <text:p text:style-name="P8"></text:p>
      <text:p text:style-name="P8"></text:p>
      <text:p text:style-name="P8"></text:p>
      <text:p text:style-name="P8"></text:p>
      <text:p text:style-name="P8"></text:p>
      <text:p text:style-name="P8"></text:p>
      <text:p text:style-name="P8"></text:p>
      <text:p text:style-name="P8">2015-06-24 02:51 <text:s text:c="6"/>Checksum for A4 for wmcdonal on gl15 <text:s text:c="6"/>Page 2</text:p>
      <text:p text:style-name="P8"></text:p>
      <text:p text:style-name="P8"></text:p>
      <text:p text:style-name="P8"><text:s/>25861641 -rw-r--r-- 1 wmcdonal wmcdonald 122281 Jun 24 02:32 sample_noantialias.png</text:p>
      <text:p text:style-name="P8"><text:s/>25861638 -rw-r--r-- 1 wmcdonal wmcdonald 137124 Jun 24 02:32 nonhier.png</text:p>
      <text:p text:style-name="P8"><text:s/>25861636 -rw-r--r-- 1 wmcdonal wmcdonald 135511 Jun 24 02:32 nonhier-bb.png</text:p>
      <text:p text:style-name="P8"><text:s/>25861635 -rw-r--r-- 1 wmcdonal wmcdonald 151657 Jun 24 02:32 nonhier_antialias.png</text:p>
      <text:p text:style-name="P8"><text:s/>25861649 -rw-r--r-- 1 wmcdonal wmcdonald <text:s/>36166 Jun 24 02:29 macho-cows.png</text:p>
      <text:p text:style-name="P8"><text:s/>25861647 -rw-r--r-- 1 wmcdonal wmcdonald <text:s text:c="2"/>8859 Jun 24 02:29 smstdodeca.lua</text:p>
      <text:p text:style-name="P8"><text:s/>25861645 -rw-r--r-- 1 wmcdonal wmcdonald <text:s text:c="2"/>2907 Jun 24 02:29 simple-cows.lua</text:p>
      <text:p text:style-name="P8"><text:s/>25861644 -rw-r--r-- 1 wmcdonal wmcdonald <text:s text:c="2"/>1268 Jun 24 02:29 readobj.lua</text:p>
      <text:p text:style-name="P8"><text:s/>25861643 -rw-r--r-- 1 wmcdonal wmcdonald <text:s text:c="2"/>1470 Jun 24 02:29 nonhier2.lua</text:p>
      <text:p text:style-name="P8"><text:s/>25861642 -rw-r--r-- 1 wmcdonal wmcdonald <text:s text:c="2"/>1281 Jun 24 02:29 nonhier.lua</text:p>
      <text:p text:style-name="P8"><text:s/>25861640 -rw-r--r-- 1 wmcdonal wmcdonald <text:s text:c="2"/>2845 Jun 24 02:29 macho-cows.lua</text:p>
      <text:p text:style-name="P8"><text:s/>25861637 -rw-r--r-- 1 wmcdonal wmcdonald <text:s text:c="2"/>2857 Jun 24 02:29 hier.lua</text:p>
      <text:p text:style-name="P8"><text:s/>25861634 -rw-r--r-- 1 wmcdonal wmcdonald 180010 Jun 24 02:29 cow.obj</text:p>
      <text:p text:style-name="P8"><text:s/>25861633 -rw-r--r-- 1 wmcdonal wmcdonald <text:s text:c="2"/>4322 Jun 24 02:29 buckyball.lua</text:p>
      <text:p text:style-name="P8"></text:p>
      <text:p text:style-name="P8">A4 <text:s text:c="37"/></text:p>
      <text:p text:style-name="P8">A4/data <text:s text:c="32"/></text:p>
      <text:p text:style-name="P8">A4/data/buckyball.lua <text:s text:c="18"/>10689 <text:s text:c="4"/>5</text:p>
      <text:p text:style-name="P8">A4/data/cow.obj <text:s text:c="24"/>57991 <text:s text:c="2"/>176</text:p>
      <text:p text:style-name="P8">A4/data/hier.lua <text:s text:c="23"/>09954 <text:s text:c="4"/>3</text:p>
      <text:p text:style-name="P8">A4/data/macho-cows.lua <text:s text:c="17"/>09303 <text:s text:c="4"/>3</text:p>
      <text:p text:style-name="P8">A4/data/macho-cows.png <text:s text:c="17"/>01895 <text:s text:c="3"/>36</text:p>
      <text:p text:style-name="P8">A4/data/nonhier2.lua <text:s text:c="19"/>25636 <text:s text:c="4"/>2</text:p>
      <text:p text:style-name="P8">A4/data/nonhier_antialias.png <text:s text:c="10"/>12965 <text:s text:c="2"/>149</text:p>
      <text:p text:style-name="P8">A4/data/nonhier-bb.png <text:s text:c="17"/>16300 <text:s text:c="2"/>133</text:p>
      <text:p text:style-name="P8">A4/data/nonhier.lua <text:s text:c="20"/>03278 <text:s text:c="4"/>2</text:p>
      <text:p text:style-name="P8">A4/data/nonhier.png <text:s text:c="20"/>58120 <text:s text:c="2"/>134</text:p>
      <text:p text:style-name="P8">A4/data/readobj.lua <text:s text:c="20"/>57040 <text:s text:c="4"/>2</text:p>
      <text:p text:style-name="P8">A4/data/sample.lua <text:s text:c="21"/>02718 <text:s text:c="4"/>3</text:p>
      <text:p text:style-name="P8">A4/data/sample_noantialias.png <text:s text:c="9"/>24130 <text:s text:c="2"/>120</text:p>
      <text:p text:style-name="P8">A4/data/sample.png <text:s text:c="21"/>08509 <text:s text:c="2"/>135</text:p>
      <text:p text:style-name="P8">A4/data/simple-cows-antialias.png <text:s text:c="6"/>47533 <text:s text:c="3"/>49</text:p>
      <text:p text:style-name="P8">A4/data/simple-cows.lua <text:s text:c="16"/>10797 <text:s text:c="4"/>3</text:p>
      <text:p text:style-name="P8">A4/data/simple-cows.png <text:s text:c="16"/>20864 <text:s text:c="3"/>36</text:p>
      <text:p text:style-name="P8">A4/data/smstdodeca.lua <text:s text:c="17"/>02544 <text:s text:c="4"/>9</text:p>
      <text:p text:style-name="P8">A4/README <text:s text:c="30"/>41575 <text:s text:c="4"/>2</text:p>
      <text:p text:style-name="P8">A4/rt <text:s text:c="34"/>29556 <text:s text:c="2"/>666</text:p>
      <text:p text:style-name="P8">A4/rt_antialias <text:s text:c="24"/>17257 <text:s text:c="2"/>666</text:p>
      <text:p text:style-name="P8">A4/screenshot01.png <text:s text:c="20"/>33960 <text:s text:c="2"/>186</text:p>
      <text:p text:style-name="P8">A4/src <text:s text:c="33"/></text:p>
      <text:p text:style-name="P8">A4/src/a4.cpp <text:s text:c="26"/>39162 <text:s text:c="4"/>4</text:p>
      <text:p text:style-name="P8">A4/src/a4.hpp <text:s text:c="26"/>30832 <text:s text:c="4"/>1</text:p>
      <text:p text:style-name="P8">A4/src/algebra.cpp <text:s text:c="21"/>51100 <text:s text:c="4"/>4</text:p>
      <text:p text:style-name="P8">A4/src/algebra.hpp <text:s text:c="21"/>13384 <text:s text:c="3"/>10</text:p>
      <text:p text:style-name="P8">A4/src/.gitignore <text:s text:c="22"/>45676 <text:s text:c="4"/>1</text:p>
      <text:p text:style-name="P8">A4/src/HitRecord.cpp <text:s text:c="19"/>60049 <text:s text:c="4"/>1</text:p>
      <text:p text:style-name="P8"><text:soft-page-break/>A4/src/HitRecord.hpp <text:s text:c="19"/>37094 <text:s text:c="4"/>1</text:p>
      <text:p text:style-name="P8">A4/src/image.cpp <text:s text:c="23"/>30943 <text:s text:c="4"/>6</text:p>
      <text:p text:style-name="P8">A4/src/image.hpp <text:s text:c="23"/>61824 <text:s text:c="4"/>2</text:p>
      <text:p text:style-name="P8">A4/src/light.cpp <text:s text:c="23"/>59872 <text:s text:c="4"/>1</text:p>
      <text:p text:style-name="P8">A4/src/light.hpp <text:s text:c="23"/>22020 <text:s text:c="4"/>1</text:p>
      <text:p text:style-name="P8">A4/src/lua488.hpp <text:s text:c="22"/>04702 <text:s text:c="4"/>1</text:p>
      <text:p text:style-name="P8">A4/src/main.cpp <text:s text:c="24"/>38275 <text:s text:c="4"/>1</text:p>
      <text:p text:style-name="P8">A4/src/Makefile <text:s text:c="24"/>56031 <text:s text:c="4"/>1</text:p>
      <text:p text:style-name="P8">A4/src/material.cpp <text:s text:c="20"/>14588 <text:s text:c="4"/>1</text:p>
      <text:p text:style-name="P8">A4/src/material.hpp <text:s text:c="20"/>39121 <text:s text:c="4"/>1</text:p>
      <text:p text:style-name="P8"></text:p>
      <text:p text:style-name="P8"></text:p>
      <text:p text:style-name="P8"></text:p>
      <text:p text:style-name="P8"></text:p>
      <text:p text:style-name="P8"></text:p>
      <text:p text:style-name="P8"></text:p>
      <text:p text:style-name="P8"></text:p>
      <text:p text:style-name="P8">2015-06-24 02:51 <text:s text:c="6"/>Checksum for A4 for wmcdonal on gl15 <text:s text:c="6"/>Page 3</text:p>
      <text:p text:style-name="P8"></text:p>
      <text:p text:style-name="P8"></text:p>
      <text:p text:style-name="P8">A4/src/mesh.cpp <text:s text:c="24"/>41669 <text:s text:c="4"/>5</text:p>
      <text:p text:style-name="P8">A4/src/mesh.hpp <text:s text:c="24"/>03100 <text:s text:c="4"/>1</text:p>
      <text:p text:style-name="P8">A4/src/PixelTransformer.cpp <text:s text:c="12"/>15324 <text:s text:c="4"/>2</text:p>
      <text:p text:style-name="P8">A4/src/PixelTransformer.hpp <text:s text:c="12"/>21551 <text:s text:c="4"/>1</text:p>
      <text:p text:style-name="P8">A4/src/polyroots.cpp <text:s text:c="19"/>59889 <text:s text:c="3"/>47</text:p>
      <text:p text:style-name="P8">A4/src/polyroots.hpp <text:s text:c="19"/>52382 <text:s text:c="4"/>1</text:p>
      <text:p text:style-name="P8">A4/src/primitive.cpp <text:s text:c="19"/>04838 <text:s text:c="4"/>6</text:p>
      <text:p text:style-name="P8">A4/src/primitive.hpp <text:s text:c="19"/>11735 <text:s text:c="4"/>2</text:p>
      <text:p text:style-name="P8">A4/src/Ray.hpp <text:s text:c="25"/>13663 <text:s text:c="4"/>1</text:p>
      <text:p text:style-name="P8">A4/src/scene.cpp <text:s text:c="23"/>29007 <text:s text:c="4"/>3</text:p>
      <text:p text:style-name="P8">A4/src/scene.hpp <text:s text:c="23"/>46736 <text:s text:c="4"/>3</text:p>
      <text:p text:style-name="P8">A4/src/scene_lua.cpp <text:s text:c="19"/>04874 <text:s text:c="3"/>16</text:p>
      <text:p text:style-name="P8">A4/src/scene_lua.hpp <text:s text:c="19"/>33354 <text:s text:c="4"/>1</text:p>
      <text:p text:style-name="P8">A4/src/ViewConfig.hpp <text:s text:c="18"/>31289 <text:s text:c="4"/>1</text:p>
      <text:p text:style-name="P8">A4/src/xform.cpp <text:s text:c="23"/>15625 <text:s text:c="4"/>2</text:p>
      <text:p text:style-name="P8">A4/src/xform.hpp <text:s text:c="23"/>21236 <text:s text:c="4"/>1</text:p>
      <text:p text:style-name="P8">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24T01:35:15.734382558</meta:creation-date>
    <dc:date>2015-06-24T02:51:49.166151176</dc:date>
    <meta:editing-duration>P0D</meta:editing-duration>
    <meta:editing-cycles>3</meta:editing-cycles>
    <meta:generator>LibreOffice/4.2.8.2$Linux_X86_64 LibreOffice_project/420m0$Build-2</meta:generator>
    <meta:document-statistic meta:table-count="0" meta:image-count="0" meta:object-count="0" meta:page-count="5" meta:paragraph-count="163" meta:word-count="1010" meta:character-count="8566" meta:non-whitespace-character-count="6016"/>
  </office:meta>
</office:document-meta>
</file>